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alls_per_day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week_day</text:p>
          </table:table-cell>
          <table:table-cell office:value-type="string" calcext:value-type="string">
            <text:p>call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2" calcext:value-type="float">
            <text:p>272</text:p>
          </table:table-cell>
        </table:table-row>
      </table:table>
      <table:table table:name="calls_by_time_period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_period</text:p>
          </table:table-cell>
          <table:table-cell office:value-type="string" calcext:value-type="string">
            <text:p>ca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2" calcext:value-type="float">
            <text:p>272</text:p>
          </table:table-cell>
        </table:table-row>
      </table:table>
      <table:table table:name="help_needed" table:style-name="ta1"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help_needed</text:p>
          </table:table-cell>
          <table:table-cell office:value-type="string" calcext:value-type="string">
            <text:p>calls</text:p>
          </table:table-cell>
        </table:table-row>
        <table:table-row table:style-name="ro1">
          <table:table-cell office:value-type="string" calcext:value-type="string">
            <text:p>I have been rape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elp someone who has been rap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 have been beaten/abuse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lp a beaten/abused person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7:51:37.4088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3:46:13.033063000</meta:creation-date>
    <dc:date>2017-01-10T17:52:04.273363000</dc:date>
    <meta:editing-duration>PT2M24S</meta:editing-duration>
    <meta:editing-cycles>3</meta:editing-cycles>
    <meta:generator>LibreOffice/5.2.3.3$MacOSX_X86_64 LibreOffice_project/d54a8868f08a7b39642414cf2c8ef2f228f780cf</meta:generator>
    <meta:document-statistic meta:table-count="3" meta:cell-count="40" meta:object-count="0"/>
    <meta:user-defined meta:name=""/>
  </office:meta>
</office:document-meta>
</file>